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692" officeooo:paragraph-rsid="00148692"/>
    </style:style>
    <style:style style:name="P2" style:family="paragraph" style:parent-style-name="Standard">
      <style:paragraph-properties fo:text-align="center" style:justify-single-word="false"/>
      <style:text-properties officeooo:rsid="00148692" officeooo:paragraph-rsid="00148692"/>
    </style:style>
    <style:style style:name="P3" style:family="paragraph" style:parent-style-name="Standard">
      <style:text-properties officeooo:rsid="00148692" officeooo:paragraph-rsid="00178372"/>
    </style:style>
    <style:style style:name="P4" style:family="paragraph" style:parent-style-name="Standard">
      <style:text-properties officeooo:rsid="00148692" officeooo:paragraph-rsid="0025389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8692" officeooo:paragraph-rsid="00148692" style:font-weight-asian="bold" style:font-weight-complex="bold"/>
    </style:style>
    <style:style style:name="P6" style:family="paragraph" style:parent-style-name="Standard">
      <style:text-properties fo:font-weight="bold" officeooo:rsid="00178372" officeooo:paragraph-rsid="00178372" style:font-weight-asian="bold" style:font-weight-complex="bold"/>
    </style:style>
    <style:style style:name="P7" style:family="paragraph" style:parent-style-name="Standard">
      <style:text-properties fo:font-weight="bold" officeooo:rsid="0017c605" officeooo:paragraph-rsid="0017c605" style:font-weight-asian="bold" style:font-weight-complex="bold"/>
    </style:style>
    <style:style style:name="P8" style:family="paragraph" style:parent-style-name="Standard">
      <style:text-properties fo:font-weight="bold" officeooo:rsid="0019e57f" officeooo:paragraph-rsid="00193619" style:font-weight-asian="bold" style:font-weight-complex="bold"/>
    </style:style>
    <style:style style:name="P9" style:family="paragraph" style:parent-style-name="Standard">
      <style:text-properties fo:font-weight="bold" officeooo:rsid="0019e57f" officeooo:paragraph-rsid="0019e57f" style:font-weight-asian="bold" style:font-weight-complex="bold"/>
    </style:style>
    <style:style style:name="P10" style:family="paragraph" style:parent-style-name="Standard">
      <style:text-properties fo:font-weight="bold" officeooo:rsid="001aedc8" officeooo:paragraph-rsid="001aedc8" style:font-weight-asian="bold" style:font-weight-complex="bold"/>
    </style:style>
    <style:style style:name="P11" style:family="paragraph" style:parent-style-name="Standard">
      <style:text-properties fo:font-weight="bold" officeooo:rsid="002148e2" officeooo:paragraph-rsid="002148e2" style:font-weight-asian="bold" style:font-weight-complex="bold"/>
    </style:style>
    <style:style style:name="P12" style:family="paragraph" style:parent-style-name="Standard">
      <style:text-properties fo:font-weight="bold" officeooo:rsid="001500f5" officeooo:paragraph-rsid="001c92f7" style:font-weight-asian="bold" style:font-weight-complex="bold"/>
    </style:style>
    <style:style style:name="P13" style:family="paragraph" style:parent-style-name="Standard">
      <style:text-properties fo:font-weight="bold" officeooo:rsid="00193619" officeooo:paragraph-rsid="00193619" style:font-weight-asian="bold" style:font-weight-complex="bold"/>
    </style:style>
    <style:style style:name="P14" style:family="paragraph" style:parent-style-name="Standard">
      <style:text-properties fo:font-weight="normal" officeooo:rsid="00178372" officeooo:paragraph-rsid="00178372" style:font-weight-asian="normal" style:font-weight-complex="normal"/>
    </style:style>
    <style:style style:name="P15" style:family="paragraph" style:parent-style-name="Standard">
      <style:text-properties fo:font-weight="normal" officeooo:rsid="0017c605" officeooo:paragraph-rsid="0017c605" style:font-weight-asian="normal" style:font-weight-complex="normal"/>
    </style:style>
    <style:style style:name="P16" style:family="paragraph" style:parent-style-name="Standard">
      <style:text-properties fo:font-weight="normal" officeooo:rsid="00148692" officeooo:paragraph-rsid="0017c605" style:font-weight-asian="normal" style:font-weight-complex="normal"/>
    </style:style>
    <style:style style:name="P17" style:family="paragraph" style:parent-style-name="Standard">
      <style:text-properties fo:font-weight="normal" officeooo:rsid="00193619" officeooo:paragraph-rsid="00193619" style:font-weight-asian="normal" style:font-weight-complex="normal"/>
    </style:style>
    <style:style style:name="P18" style:family="paragraph" style:parent-style-name="Standard">
      <style:text-properties fo:font-weight="normal" officeooo:rsid="0019e57f" officeooo:paragraph-rsid="0019e57f" style:font-weight-asian="normal" style:font-weight-complex="normal"/>
    </style:style>
    <style:style style:name="P19" style:family="paragraph" style:parent-style-name="Standard">
      <style:text-properties fo:font-weight="normal" officeooo:rsid="001500f5" officeooo:paragraph-rsid="001500f5" style:font-weight-asian="normal" style:font-weight-complex="normal"/>
    </style:style>
    <style:style style:name="P20" style:family="paragraph" style:parent-style-name="Standard">
      <style:text-properties fo:font-weight="normal" officeooo:rsid="001aedc8" officeooo:paragraph-rsid="001aedc8" style:font-weight-asian="normal" style:font-weight-complex="normal"/>
    </style:style>
    <style:style style:name="P21" style:family="paragraph" style:parent-style-name="Standard">
      <style:text-properties fo:font-weight="normal" officeooo:rsid="001fdb08" officeooo:paragraph-rsid="001fdb08" style:font-weight-asian="normal" style:font-weight-complex="normal"/>
    </style:style>
    <style:style style:name="P22" style:family="paragraph" style:parent-style-name="Standard">
      <style:text-properties fo:font-weight="normal" officeooo:rsid="0021e36f" officeooo:paragraph-rsid="0021e36f" style:font-weight-asian="normal" style:font-weight-complex="normal"/>
    </style:style>
    <style:style style:name="P23" style:family="paragraph" style:parent-style-name="Standard">
      <style:text-properties fo:font-weight="normal" officeooo:rsid="001e80d0" officeooo:paragraph-rsid="001c92f7" style:font-weight-asian="normal" style:font-weight-complex="normal"/>
    </style:style>
    <style:style style:name="P24" style:family="paragraph" style:parent-style-name="Standard">
      <style:text-properties officeooo:rsid="001500f5" officeooo:paragraph-rsid="001500f5"/>
    </style:style>
    <style:style style:name="P25" style:family="paragraph" style:parent-style-name="Standard">
      <style:text-properties officeooo:rsid="0019e57f" officeooo:paragraph-rsid="0019e57f"/>
    </style:style>
    <style:style style:name="P26" style:family="paragraph" style:parent-style-name="Standard">
      <style:text-properties officeooo:rsid="001aedc8" officeooo:paragraph-rsid="001c92f7"/>
    </style:style>
    <style:style style:name="P27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500f5" officeooo:paragraph-rsid="001500f5"/>
    </style:style>
    <style:style style:name="P28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500f5"/>
    </style:style>
    <style:style style:name="P29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389b"/>
    </style:style>
    <style:style style:name="P30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178372" officeooo:paragraph-rsid="00178372"/>
    </style:style>
    <style:style style:name="P31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officeooo:paragraph-rsid="001500f5"/>
    </style:style>
    <style:style style:name="P32" style:family="paragraph" style:parent-style-name="List_20_Paragraph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78372" style:font-size-asian="12pt" style:font-name-complex="Arial" style:font-size-complex="12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.501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178372" style:font-size-asian="12pt" style:font-name-complex="Arial" style:font-size-complex="12pt"/>
    </style:style>
    <style:style style:name="P34" style:family="paragraph" style:parent-style-name="Preformatted_20_Text">
      <style:text-properties fo:color="#000000" style:font-name="DejaVu Sans Mono" fo:font-weight="normal" officeooo:rsid="001500f5" officeooo:paragraph-rsid="001500f5" style:font-weight-asian="normal" style:font-weight-complex="normal"/>
    </style:style>
    <style:style style:name="P35" style:family="paragraph" style:parent-style-name="Preformatted_20_Text">
      <style:text-properties fo:color="#000000" style:font-name="DejaVu Sans Mono" fo:font-weight="normal" officeooo:rsid="001500f5" officeooo:paragraph-rsid="0019e57f" style:font-weight-asian="normal" style:font-weight-complex="normal"/>
    </style:style>
    <style:style style:name="P36" style:family="paragraph" style:parent-style-name="Preformatted_20_Text">
      <style:text-properties fo:color="#000000" fo:font-weight="normal" officeooo:rsid="001fdb08" officeooo:paragraph-rsid="001fdb08" style:font-weight-asian="normal" style:font-weight-complex="normal"/>
    </style:style>
    <style:style style:name="P37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/>
    </style:style>
    <style:style style:name="P38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0000" style:font-name="DejaVu Sans Mono"/>
    </style:style>
    <style:style style:name="P39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8000" style:font-name="DejaVu Sans Mono" fo:font-weight="normal" officeooo:rsid="002ea2ff" officeooo:paragraph-rsid="002ea2ff" style:font-weight-asian="normal" style:font-weight-complex="normal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000000" style:font-name="DejaVu Sans Mono"/>
    </style:style>
    <style:style style:name="P42" style:family="paragraph" style:parent-style-name="Table_20_Contents">
      <style:text-properties officeooo:rsid="0021e36f" officeooo:paragraph-rsid="0021e36f"/>
    </style:style>
    <style:style style:name="P43" style:family="paragraph" style:parent-style-name="Table_20_Contents">
      <style:text-properties officeooo:rsid="0025f517" officeooo:paragraph-rsid="0025f517"/>
    </style:style>
    <style:style style:name="P44" style:family="paragraph" style:parent-style-name="Table_20_Contents">
      <style:text-properties officeooo:rsid="0027b024" officeooo:paragraph-rsid="0027b024"/>
    </style:style>
    <style:style style:name="P45" style:family="paragraph" style:parent-style-name="Table_20_Contents">
      <style:text-properties officeooo:rsid="0029a327" officeooo:paragraph-rsid="0029a327"/>
    </style:style>
    <style:style style:name="P46" style:family="paragraph" style:parent-style-name="Table_20_Contents">
      <style:text-properties officeooo:rsid="002b4b51" officeooo:paragraph-rsid="002b4b51"/>
    </style:style>
    <style:style style:name="P47" style:family="paragraph" style:parent-style-name="Table_20_Contents">
      <style:text-properties officeooo:rsid="002d1621" officeooo:paragraph-rsid="002d1621"/>
    </style:style>
    <style:style style:name="P48" style:family="paragraph" style:parent-style-name="Table_20_Contents">
      <style:text-properties officeooo:rsid="002e33fb" officeooo:paragraph-rsid="002e33fb"/>
    </style:style>
    <style:style style:name="P49" style:family="paragraph" style:parent-style-name="Text_20_body">
      <style:text-properties officeooo:rsid="002d1621" officeooo:paragraph-rsid="002d1621"/>
    </style:style>
    <style:style style:name="P50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389b" style:font-size-asian="12pt" style:font-name-complex="Arial" style:font-size-complex="12pt"/>
    </style:style>
    <style:style style:name="P51" style:family="paragraph" style:parent-style-name="Preformatted_20_Text">
      <style:paragraph-properties fo:margin-top="0cm" fo:margin-bottom="0.499cm" style:contextual-spacing="false" fo:background-color="#ffffff">
        <style:background-image/>
      </style:paragraph-properties>
      <style:text-properties fo:color="#008000" style:font-name="DejaVu Sans Mono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2pt" style:font-name-complex="Arial" style:font-size-complex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c92f7" style:font-weight-asian="normal" style:font-weight-complex="normal"/>
    </style:style>
    <style:style style:name="T5" style:family="text">
      <style:text-properties fo:font-weight="normal" officeooo:rsid="001e80d0" style:font-weight-asian="normal" style:font-weight-complex="normal"/>
    </style:style>
    <style:style style:name="T6" style:family="text">
      <style:text-properties officeooo:rsid="00148692"/>
    </style:style>
    <style:style style:name="T7" style:family="text">
      <style:text-properties officeooo:rsid="0017c605"/>
    </style:style>
    <style:style style:name="T8" style:family="text">
      <style:text-properties officeooo:rsid="00193619"/>
    </style:style>
    <style:style style:name="T9" style:family="text">
      <style:text-properties officeooo:rsid="0019e57f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8080"/>
    </style:style>
    <style:style style:name="T13" style:family="text">
      <style:text-properties fo:color="#008080" fo:font-weight="bold"/>
    </style:style>
    <style:style style:name="T14" style:family="text">
      <style:text-properties fo:color="#008080" style:font-name="DejaVu Sans Mono"/>
    </style:style>
    <style:style style:name="T15" style:family="text">
      <style:text-properties style:font-name="DejaVu Sans Mono"/>
    </style:style>
    <style:style style:name="T16" style:family="text">
      <style:text-properties style:font-name="DejaVu Sans Mono" officeooo:rsid="001fdb08"/>
    </style:style>
    <style:style style:name="T17" style:family="text">
      <style:text-properties fo:color="#660e7a"/>
    </style:style>
    <style:style style:name="T18" style:family="text">
      <style:text-properties fo:color="#660e7a" style:font-name="DejaVu Sans Mono"/>
    </style:style>
    <style:style style:name="T19" style:family="text">
      <style:text-properties fo:color="#1f542e" style:font-name="DejaVu Sans Mono" fo:font-weight="bold"/>
    </style:style>
    <style:style style:name="T20" style:family="text">
      <style:text-properties fo:color="#1f542e" fo:font-weight="bold"/>
    </style:style>
    <style:style style:name="T21" style:family="text">
      <style:text-properties fo:color="#371f80" style:font-name="DejaVu Sans Mono"/>
    </style:style>
    <style:style style:name="T22" style:family="text">
      <style:text-properties officeooo:rsid="0023484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25389b"/>
    </style:style>
    <style:style style:name="T26" style:family="text">
      <style:text-properties officeooo:rsid="001500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Лабораторная работа №1</text:p>
      <text:p text:style-name="P2">Обработка больших чисел</text:p>
      <text:p text:style-name="P1"/>
      <text:p text:style-name="P1"><text:span text:style-name="T1">Цель работы</text:span>: реализация арифметических операций над числами, выходящими за разрядную схему персонального компьютера, выбор необходимых типов данных для хранения и обработки указанных чисел.</text:p>
      <text:p text:style-name="P1"/>
      <text:p text:style-name="P3"><text:span text:style-name="T1">Задание (Вариант 4)</text:span>: </text:p>
      <text:p text:style-name="P4"><text:tab/></text:p>
      <text:p text:style-name="P4"><text:tab/>Составить программу умножения или деления двух чисел, где порядок имеет до 5 знаков: от -99999 до +99999, а мантисса — до 30 знаков. Программа должна осуществлять ввод чисел и выдавать либо верный результат в указанном формате (при корректных данных), либо сообщение о невозможности произвести счет.</text:p>
      <text:p text:style-name="P1"><text:tab/>Смоделировать операцию деления целого числа длиной до 30 десятичных цифр на действительное число в формате +-m.n E +-K где суммарная длина мантиссы (m+n) до 30 значащих цифр, а величина порядка К — до 5 цифр. <text:bookmark-start text:name="__DdeLink__1726_587464674"/>Результат выдать в форме ± 0.m1 E K1, где m1 — до 30 значащих цифр, а K1 — до 5 цифр.<text:bookmark-end text:name="__DdeLink__1726_587464674"/></text:p>
      <text:p text:style-name="P1"/>
      <text:p text:style-name="P6">Входные данные:</text:p>
      <text:p text:style-name="P14"/>
      <text:p text:style-name="P14">На вход подается 2 числа в десятичной системе счисления:</text:p>
      <text:p text:style-name="P14">1. Целое число длиной до 30 десятичных цифр. Знак можно вводить или не вводить (можно ввести любое количество знаков до первой цифры). Ведущие нули тоже учитываются при проверке превышения лимита в 30 цифр. Допускаются пробелы между цифрами. (программа самостоятельно производит склейку числа). Ввод любых других символов является недопустимым.</text:p>
      <text:p text:style-name="P14"/>
      <text:p text:style-name="P14">2. Вещественное число. Формат ввода: <text:span text:style-name="T6">+-m.n E +-K. </text:span>Мантисса длиной до 30 десятичных цифр. Знак можно вводить или не вводить (можно ввести любое количество знаков до первой цифры мантиссы). Ведущие нули тоже учитываются при проверке превышения лимита в 30 цифр. Допускаются пробелы между цифрами. (программа самостоятельно производит склейку числа). Ввод любых других символов является недопустимым. Вводить точку не обязательно, но ее можно ввести лишь один раз. Можно ввести E/e (или не вводить). Порядок — целое число (с знаком или без, но одним). По модулю K не превышает 99999. <text:span text:style-name="T22">Если введено e/E после этого обязательно нужно ввести число.</text:span></text:p>
      <text:p text:style-name="P24"/>
      <text:p text:style-name="P7">Выходные данные:</text:p>
      <text:p text:style-name="P16"/>
      <text:p text:style-name="P16">Результат выда<text:span text:style-name="T7">ется</text:span> в форме ± 0.m1 E K1, где m1 — до 30 значащих цифр, а K1 — до 5 цифр.</text:p>
      <text:p text:style-name="P15">Если делитель равен нулю, программа выдает <text:span text:style-name="T8">соответствующее </text:span>сообщение.</text:p>
      <text:p text:style-name="P15"/>
      <text:p text:style-name="P13">Возможные ошибки:</text:p>
      <text:p text:style-name="P17"/>
      <text:p text:style-name="P17">1. Несоответствие формату входных данных (выдает сообщение об ошибке и завершается)</text:p>
      <text:p text:style-name="P17">2. Переполнение результата, что привело к невозможности его представить в указанном формате. (сообщение об ошибке, результат не выводится)</text:p>
      <text:p text:style-name="P17"/>
      <text:p text:style-name="P8">Обращение к программе:</text:p>
      <text:p text:style-name="P18"><text:tab/>Через консоль</text:p>
      <text:p text:style-name="P18"/>
      <text:p text:style-name="P9">Внутрення структура данных:</text:p>
      <text:p text:style-name="P19"><text:tab/><text:span text:style-name="T9">Большие числа представлены в виде двух структур: MAX_LEN = 30</text:span></text:p>
      <text:p text:style-name="P34"><text:soft-page-break/><text:span text:style-name="T10">class </text:span><text:span text:style-name="T12">BigDouble </text:span></text:p>
      <text:p text:style-name="P40"><text:s text:c="4"/><text:span text:style-name="T11">int </text:span><text:span text:style-name="T18">n</text:span><text:span text:style-name="T15">;</text:span></text:p>
      <text:p text:style-name="P40"><text:s text:c="4"/><text:span text:style-name="T11">int </text:span><text:span text:style-name="T18">arr</text:span><text:span text:style-name="T15">[</text:span><text:span text:style-name="T19">MAX_LEN</text:span><text:span text:style-name="T15">];</text:span></text:p>
      <text:p text:style-name="P40"><text:s text:c="4"/><text:span text:style-name="T11">int </text:span><text:span text:style-name="T18">exp</text:span><text:span text:style-name="T15">;</text:span></text:p>
      <text:p text:style-name="P37"><text:s text:c="4"/><text:span text:style-name="T11">bool </text:span><text:span text:style-name="T18">error_flag</text:span><text:span text:style-name="T15">;</text:span></text:p>
      <text:p text:style-name="P35"><text:span text:style-name="T10">class </text:span><text:span text:style-name="T12">BigInt </text:span></text:p>
      <text:p text:style-name="P35"><text:span text:style-name="T13"><text:s text:c="4"/></text:span><text:span text:style-name="T10">int </text:span><text:span text:style-name="T17">n</text:span>;</text:p>
      <text:p text:style-name="P41"><text:span text:style-name="T10"><text:s text:c="4"/>int </text:span><text:span text:style-name="T17">arr</text:span>[<text:span text:style-name="T20">MAX_LEN</text:span>];</text:p>
      <text:p text:style-name="P41"><text:span text:style-name="T10"><text:s text:c="4"/>short int </text:span><text:span text:style-name="T17">sign</text:span>;</text:p>
      <text:p text:style-name="P38"><text:span text:style-name="T10"><text:s text:c="4"/>bool </text:span><text:span text:style-name="T17">error_flag</text:span>;</text:p>
      <text:p text:style-name="P18">Тут <text:s text:c="5"/><text:span text:style-name="T23">n</text:span> — количество цифр, храняшихся в массиве arr,</text:p>
      <text:p text:style-name="P18"><text:tab/><text:span text:style-name="T23">arr</text:span> <text:s/>- массив, состоящий из цифр числа</text:p>
      <text:p text:style-name="P18"><text:tab/><text:span text:style-name="T23">sign</text:span> <text:s/>- число, отвечающие за знак большого числа (1 ~ «+», -1 <text:s/>~ «-» )</text:p>
      <text:p text:style-name="P25"><text:tab/><text:span text:style-name="T24">error_flag</text:span> — хранит вспомогательную информацию об ошибках, которые могли произойти при работе с большим числом (= true, если число содержит ошибку)</text:p>
      <text:p text:style-name="P25"><text:tab/><text:span text:style-name="T24">exp</text:span> — порядок вещественного числа (характерно только для структуры BigDouble)</text:p>
      <text:p text:style-name="P25"/>
      <text:p text:style-name="P10">Описание алгоритма:</text:p>
      <text:p text:style-name="P20">1. Считывание делителя и делимого. Проверка правильности ввода. Формирование и запись данных в структуру.</text:p>
      <text:p text:style-name="P20">2. Приведение целого числа к вещественному типу</text:p>
      <text:p text:style-name="P20">3. Деление чисел, реализованных на основе алгоритмов длинной арифметики (потребуется реализация сравнение (&lt;=), разности больших чисел, а также умножения большого на маленькое). Также дополнительно реализуется функция увеличения большого числа на один разряд для реализации деления в столбик.</text:p>
      <text:p text:style-name="P20">4. Нормализация результата вычислений и его округление. Проверка возможности представления числа в указанном формате выхода.</text:p>
      <text:p text:style-name="P20">5. Печать результата на экран.</text:p>
      <text:p text:style-name="P20"/>
      <text:p text:style-name="P21">Основные функции, реализованные для выполнения алгоритма:</text:p>
      <text:p text:style-name="P36"><text:s text:c="4"/>В классе BigDouble реализованы методы:</text:p>
      <text:p text:style-name="P36"><text:span text:style-name="T11"><text:s text:c="4"/>void </text:span><text:span text:style-name="T15">extend(); - расширяет число на один младший разряд разряд</text:span></text:p>
      <text:p text:style-name="P40"><text:s text:c="4"/><text:span text:style-name="T11">void </text:span><text:span text:style-name="T15">updateAsDevidend(); - </text:span><text:span text:style-name="T16">добавляется незначимые нули к делимому</text:span></text:p>
      <text:p text:style-name="P40"><text:s text:c="4"/><text:span text:style-name="T11">void </text:span><text:span text:style-name="T15">normalize(); - </text:span><text:span text:style-name="T16">нормализирует результат для его вывода</text:span></text:p>
      <text:p text:style-name="P40"><text:s text:c="4"/><text:span text:style-name="T15">BigDouble(); </text:span><text:span text:style-name="T16">- конструктор класса, обнуляет все поля структуры</text:span></text:p>
      <text:p text:style-name="P40"><text:s text:c="4"/><text:span text:style-name="T15">BigDouble(</text:span><text:span text:style-name="T11">const </text:span><text:span text:style-name="T14">BigInt </text:span><text:span text:style-name="T15">obj); - </text:span><text:span text:style-name="T16">конструктор класса, используемый для преобразование целого числа в вещественное</text:span></text:p>
      <text:p text:style-name="P40"><text:s text:c="4"/><text:span text:style-name="T11">bool </text:span><text:span text:style-name="T15">isZero(); - </text:span><text:span text:style-name="T16">проверка числа на тождественность нулю</text:span></text:p>
      <text:p text:style-name="P40"><text:s text:c="4"/><text:span text:style-name="T11">friend </text:span><text:span text:style-name="T14">BigDouble </text:span><text:span text:style-name="T11">operator</text:span><text:span text:style-name="T15">*(</text:span><text:span text:style-name="T11">const </text:span><text:span text:style-name="T14">BigDouble </text:span><text:span text:style-name="T15">&amp;a, </text:span><text:span text:style-name="T11">const int </text:span><text:span text:style-name="T15">b); - </text:span><text:span text:style-name="T16">функция умножения большого числа на стандартное целое</text:span></text:p>
      <text:p text:style-name="P40"><text:s text:c="4"/><text:span text:style-name="T11">friend </text:span><text:span text:style-name="T14">BigDouble </text:span><text:span text:style-name="T11">operator</text:span><text:span text:style-name="T15">-(</text:span><text:span text:style-name="T11">const </text:span><text:span text:style-name="T14">BigDouble </text:span><text:span text:style-name="T15">&amp;a, </text:span><text:span text:style-name="T11">const </text:span><text:span text:style-name="T14">BigDouble </text:span><text:span text:style-name="T15">&amp;b); - </text:span><text:span text:style-name="T16">функция разности двух больших чисел</text:span></text:p>
      <text:p text:style-name="P40"><text:s text:c="4"/><text:span text:style-name="T11">friend </text:span><text:span text:style-name="T14">BigDouble </text:span><text:span text:style-name="T11">operator</text:span><text:span text:style-name="T15">/(</text:span><text:span text:style-name="T11">const </text:span><text:span text:style-name="T14">BigInt </text:span><text:span text:style-name="T15">&amp;a, </text:span><text:span text:style-name="T11">const </text:span><text:span text:style-name="T14">BigDouble </text:span><text:span text:style-name="T15">&amp;b); - </text:span><text:span text:style-name="T16">функция деления двух больших чисел</text:span></text:p>
      <text:p text:style-name="P40"><text:s text:c="4"/><text:span text:style-name="T11">friend bool operator </text:span><text:span text:style-name="T15">&lt;=(</text:span><text:span text:style-name="T11">const </text:span><text:span text:style-name="T14">BigDouble </text:span><text:span text:style-name="T15">&amp;a, </text:span><text:span text:style-name="T11">const </text:span><text:span text:style-name="T14">BigDouble </text:span><text:span text:style-name="T15">&amp;b); </text:span><text:span text:style-name="T16">- оператор сравнение больших чисел</text:span></text:p>
      <text:p text:style-name="P40"><text:s text:c="4"/><text:span text:style-name="T11">friend </text:span><text:span text:style-name="T21">ostream</text:span><text:span text:style-name="T15">&amp; </text:span><text:span text:style-name="T11">operator</text:span><text:span text:style-name="T15">&lt;&lt; (</text:span><text:span text:style-name="T21">ostream </text:span><text:span text:style-name="T15">&amp;stream, </text:span><text:span text:style-name="T11">const </text:span><text:span text:style-name="T14">BigDouble </text:span><text:span text:style-name="T15">&amp;obj); - </text:span><text:span text:style-name="T16">оператор вывода большого числа</text:span></text:p>
      <text:p text:style-name="P37"><text:s text:c="4"/><text:span text:style-name="T11">friend </text:span><text:span text:style-name="T21">istream</text:span><text:span text:style-name="T15">&amp; </text:span><text:span text:style-name="T11">operator</text:span><text:span text:style-name="T15">&gt;&gt; (</text:span><text:span text:style-name="T21">istream </text:span><text:span text:style-name="T15">&amp;stream, </text:span><text:span text:style-name="T14">BigDouble </text:span><text:span text:style-name="T15">&amp;obj); - </text:span><text:span text:style-name="T16">оператор ввода большого числа</text:span></text:p>
      <text:p text:style-name="P21">Для класса BigInt реализован только оператор ввода <text:span text:style-name="T25">и конструктор</text:span>. </text:p>
      <text:p text:style-name="P21"/>
      <text:p text:style-name="P10">Оценка эффективности работы программы:</text:p>
      <text:p text:style-name="P20"><text:soft-page-break/><text:tab/>Программа имеет линейную сложность работы </text:p>
      <text:p text:style-name="P10">Оценка эффективности представления чисел в программе:</text:p>
      <text:p text:style-name="P26"><text:span text:style-name="T3"><text:tab/>Для реализации алгоритмов длинной арифметик</text:span><text:span text:style-name="T4">и</text:span><text:span text:style-name="T3"> наиболее рационально выбрать представл</text:span><text:span text:style-name="T4">е</text:span><text:span text:style-name="T3">ни</text:span><text:span text:style-name="T4">е</text:span><text:span text:style-name="T3"> больших чисел в виде структуры, </text:span><text:span text:style-name="T4">содержащей собственное цифры числа в виде массива, а также дополнительную информацию о числе, необходимую для его корректной обработке. <text:s/>В массиве числа хранятся в обратном порядке, чтобы младший разряд числа соответствовал младшему индексу. </text:span><text:span text:style-name="T5">С одной стороны, алгоритм увеличивает время работы за счет использования функции переворота массива, но с другой стороны, это снижает затраты на добавление старшего разряда в случае переноса при сложении или умножении чисел. Также, это повышает читабельность кода, поскольку операции в столбик происходят от младших разрядов, а следовательно и от младших индексов массива.</text:span></text:p>
      <text:p text:style-name="P23"><text:tab/>Хранение цифр числа в массиве приводит к увеличению используемой памяти. <text:s/><text:span text:style-name="T25">Для оптимизации можно использовать массив типа unsigned char (1 байт — одна цифра).</text:span></text:p>
      <text:p text:style-name="P26"/>
      <text:p text:style-name="P11">Тесты:</text:p>
      <text:p text:style-name="P22">Проверка некорректного ввода чисел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2">5f</text:p>
          </table:table-cell>
          <table:table-cell table:style-name="Таблица1.B1" office:value-type="string">
            <text:p text:style-name="P39">Error symbol</text:p>
          </table:table-cell>
        </table:table-row>
        <table:table-row>
          <table:table-cell table:style-name="Таблица1.A2" office:value-type="string">
            <text:p text:style-name="P42">9999999999999999999999999999990</text:p>
          </table:table-cell>
          <table:table-cell table:style-name="Таблица1.B2" office:value-type="string">
            <text:p text:style-name="P42">Error in input</text:p>
          </table:table-cell>
        </table:table-row>
        <table:table-row>
          <table:table-cell table:style-name="Таблица1.A2" office:value-type="string">
            <text:p text:style-name="P42">1</text:p>
            <text:p text:style-name="P43">1ee</text:p>
          </table:table-cell>
          <table:table-cell table:style-name="Таблица1.B2" office:value-type="string">
            <text:p text:style-name="P42"><text:bookmark-start text:name="__DdeLink__4734_1094914109"/>Error in input<text:bookmark-end text:name="__DdeLink__4734_1094914109"/></text:p>
          </table:table-cell>
        </table:table-row>
        <table:table-row>
          <table:table-cell table:style-name="Таблица1.A2" office:value-type="string">
            <text:p text:style-name="P46">5e3</text:p>
          </table:table-cell>
          <table:table-cell table:style-name="Таблица1.B2" office:value-type="string">
            <text:p text:style-name="P48">Error symbol</text:p>
          </table:table-cell>
        </table:table-row>
        <table:table-row>
          <table:table-cell table:style-name="Таблица1.A2" office:value-type="string">
            <text:p text:style-name="P46">+6+</text:p>
          </table:table-cell>
          <table:table-cell table:style-name="Таблица1.B2" office:value-type="string">
            <text:p text:style-name="P48">Error symbol</text:p>
          </table:table-cell>
        </table:table-row>
        <table:table-row>
          <table:table-cell table:style-name="Таблица1.A2" office:value-type="string">
            <text:p text:style-name="P46">1</text:p>
            <text:p text:style-name="P46">222.25.</text:p>
          </table:table-cell>
          <table:table-cell table:style-name="Таблица1.B2" office:value-type="string">
            <text:p text:style-name="P48">Error symbol</text:p>
          </table:table-cell>
        </table:table-row>
      </table:table>
      <text:p text:style-name="P49">Проверка деления (деление на ноль, ведущие нули, выход за пределы порядка, округление)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<text:bookmark-start text:name="__DdeLink__4730_1094914109"/>1</text:p>
            <text:p text:style-name="P44">000000.1<text:bookmark-end text:name="__DdeLink__4730_1094914109"/></text:p>
          </table:table-cell>
          <table:table-cell table:style-name="Таблица2.B1" office:value-type="string">
            <text:p text:style-name="P45">+0.100000000000000000000000000000 E 2</text:p>
          </table:table-cell>
        </table:table-row>
        <table:table-row>
          <table:table-cell table:style-name="Таблица2.A2" office:value-type="string">
            <text:p text:style-name="P45">1</text:p>
            <text:p text:style-name="P45">0.00000 e 25</text:p>
          </table:table-cell>
          <table:table-cell table:style-name="Таблица2.B2" office:value-type="string">
            <text:p text:style-name="P51">Devided by zero</text:p>
          </table:table-cell>
        </table:table-row>
        <table:table-row>
          <table:table-cell table:style-name="Таблица2.A2" office:value-type="string">
            <text:p text:style-name="P45">00000</text:p>
            <text:p text:style-name="P45">5</text:p>
          </table:table-cell>
          <table:table-cell table:style-name="Таблица2.B2" office:value-type="string">
            <text:p text:style-name="P45">+0.000000000000000000000000000000 E -50</text:p>
          </table:table-cell>
        </table:table-row>
        <table:table-row>
          <table:table-cell table:style-name="Таблица2.A2" office:value-type="string">
            <text:p text:style-name="P45"><text:bookmark-start text:name="__DdeLink__608_1192471278"/><text:bookmark-start text:name="__DdeLink__604_1192471278"/><text:bookmark-start text:name="__DdeLink__602_1192471278"/>999999999999999999999999999999<text:bookmark-end text:name="__DdeLink__608_1192471278"/><text:bookmark-end text:name="__DdeLink__604_1192471278"/></text:p>
            <text:p text:style-name="P45">0.000000001 e -99999<text:bookmark-end text:name="__DdeLink__602_1192471278"/></text:p>
          </table:table-cell>
          <table:table-cell table:style-name="Таблица2.B2" office:value-type="string">
            <text:p text:style-name="P45">Out of range</text:p>
          </table:table-cell>
        </table:table-row>
        <table:table-row>
          <table:table-cell table:style-name="Таблица2.A2" office:value-type="string">
            <text:p text:style-name="P45"><text:bookmark-start text:name="__DdeLink__4732_1094914109"/>1</text:p>
            <text:p text:style-name="P45"><text:bookmark-start text:name="__DdeLink__606_1192471278"/>99999999999 e +99999<text:bookmark-end text:name="__DdeLink__4732_1094914109"/><text:bookmark-end text:name="__DdeLink__606_1192471278"/></text:p>
          </table:table-cell>
          <table:table-cell table:style-name="Таблица2.B2" office:value-type="string">
            <text:p text:style-name="P45">+0.000000000000000000000000000000 E -99999</text:p>
          </table:table-cell>
        </table:table-row>
        <table:table-row>
          <table:table-cell table:style-name="Таблица2.A2" office:value-type="string">
            <text:p text:style-name="P46">2</text:p>
            <text:p text:style-name="P46">3</text:p>
          </table:table-cell>
          <table:table-cell table:style-name="Таблица2.B2" office:value-type="string">
            <text:p text:style-name="P46">+0.666666666666666666666666666667 E 0</text:p>
          </table:table-cell>
        </table:table-row>
        <table:table-row>
          <table:table-cell table:style-name="Таблица2.A2" office:value-type="string">
            <text:p text:style-name="P46">3256</text:p>
            <text:p text:style-name="P46">53.68 e -4</text:p>
          </table:table-cell>
          <table:table-cell table:style-name="Таблица2.B2" office:value-type="string">
            <text:p text:style-name="P46">+0.606557377049180327868852459016 E 6</text:p>
          </table:table-cell>
        </table:table-row>
        <table:table-row>
          <table:table-cell table:style-name="Таблица2.A2" office:value-type="string">
            <text:p text:style-name="P47"><text:bookmark-start text:name="__DdeLink__4744_1094914109"/>999999999999999999999999999999</text:p>
            <text:p text:style-name="P47">5e-5<text:bookmark-end text:name="__DdeLink__4744_1094914109"/></text:p>
          </table:table-cell>
          <table:table-cell table:style-name="Таблица2.B2" office:value-type="string">
            <text:p text:style-name="P47">+0.200000000000000000000000000000 E 35</text:p>
          </table:table-cell>
        </table:table-row>
      </table:table>
      <text:p text:style-name="P11"/>
      <text:p text:style-name="P26"/>
      <text:p text:style-name="P26"/>
      <text:p text:style-name="P26"/>
      <text:p text:style-name="P26"><text:soft-page-break/></text:p>
      <text:p text:style-name="P12">Теоретическая часть:</text:p>
      <text:p text:style-name="P28"/>
      <text:p text:style-name="P28">1.Каков возможный диапазон чисел, представляемых в ПК?</text:p>
      <text:p text:style-name="P32"><text:tab/>Диапазон значений чисел зависит от размера области памяти, выделяемой под хранение переменной этого типа, от наличия знака в числе и от типа представления числа (целое или вещественное).</text:p>
      <text:p text:style-name="P29">2.Какова возможная точность представления ч<text:span text:style-name="T2">исел? </text:span></text:p>
      <text:p text:style-name="P50"><text:tab/>Точность представления вещественного числа зависит от максимально возможной длины мантиссы, которая, зависит от области выделяемой памяти и наличия знака. Если длина мантиссы выходит за границы разрядной сетки, то происходит округление.</text:p>
      <text:p text:style-name="P33"/>
      <text:p text:style-name="P28">3.Какие стандартные операции возможны над числами?</text:p>
      <text:p text:style-name="P32"><text:tab/>Сложение, вычитание, умножение, деление.</text:p>
      <text:p text:style-name="P28">4<text:span text:style-name="T26">.</text:span>Какой тип данных может выбрать программист, если обрабатываемые числа превышают возможный диапазон представления чисел в ПК?</text:p>
      <text:p text:style-name="P30"><text:tab/>Можно воспользоваться типами данных из дополнительно подключаемых библиотек, предназначенных для работы с большими числами. </text:p>
      <text:p text:style-name="P30"><text:tab/>Также большие числа можно хранить в виде структуры, в которой можно по-разрядно хранить число в массиве, а также информацию о знаке, количестве цифр и т.д.. <text:s text:c="2"/></text:p>
      <text:p text:style-name="P28">5.Как можно осуществить операции над числами, выходящими за рамки машинного представления?</text:p>
      <text:p text:style-name="P30"><text:tab/>В таком случае операции проводятся по-разрядно, как при вычислениях столбиком.</text:p>
      <text:p text:style-name="P30"><text:s/></text:p>
      <text:p text:style-name="P27"/>
      <text:p text:style-name="P27"/>
      <text:p text:style-name="P3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1:46:00.436134864</meta:creation-date>
    <dc:date>2016-10-04T09:16:49.253505963</dc:date>
    <meta:editing-duration>PT19H26M13S</meta:editing-duration>
    <meta:editing-cycles>17</meta:editing-cycles>
    <meta:generator>LibreOffice/4.2.8.2$Linux_X86_64 LibreOffice_project/420m0$Build-2</meta:generator>
    <meta:document-statistic meta:table-count="2" meta:image-count="0" meta:object-count="0" meta:page-count="4" meta:paragraph-count="116" meta:word-count="1059" meta:character-count="7756" meta:non-whitespace-character-count="6677"/>
  </office:meta>
</office:document-meta>
</file>